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37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AVERAGE([.A2:.A1001])" office:value-type="float" office:value="4.234" calcext:value-type="float">
            <text:p>4.234</text:p>
          </table:table-cell>
          <table:table-cell table:formula="of:=AVERAGE([.B2:.B1001])" office:value-type="float" office:value="6.185" calcext:value-type="float">
            <text:p>6.185</text:p>
          </table:table-cell>
          <table:table-cell table:formula="of:=AVERAGE([.C2:.C1001])" office:value-type="float" office:value="11.118" calcext:value-type="float">
            <text:p>11.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 style:data-style-name="N2" text:time-value="14:15:31.5227388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6T14:16:49.050513597</dc:date>
    <meta:editing-duration>PT3M</meta:editing-duration>
    <meta:editing-cycles>2</meta:editing-cycles>
    <meta:generator>LibreOffice/24.2.7.2$Linux_X86_64 LibreOffice_project/420$Build-2</meta:generator>
    <meta:document-statistic meta:table-count="1" meta:cell-count="3006" meta:object-count="0"/>
  </office:meta>
</office:document-meta>
</file>